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a1" style:family="table">
      <style:table-properties style:width="15.002cm" fo:margin-top="0cm" fo:margin-bottom="0.349cm" table:align="margins" style:may-break-between-rows="false"/>
    </style:style>
    <style:style style:name="Tabela1.A" style:family="table-column">
      <style:table-column-properties style:column-width="1.803cm" style:rel-column-width="7874*"/>
    </style:style>
    <style:style style:name="Tabela1.B" style:family="table-column">
      <style:table-column-properties style:column-width="2.895cm" style:rel-column-width="12644*"/>
    </style:style>
    <style:style style:name="Tabela1.C" style:family="table-column">
      <style:table-column-properties style:column-width="2.595cm" style:rel-column-width="11334*"/>
    </style:style>
    <style:style style:name="Tabela1.D" style:family="table-column">
      <style:table-column-properties style:column-width="2.713cm" style:rel-column-width="11851*"/>
    </style:style>
    <style:style style:name="Tabela1.E" style:family="table-column">
      <style:table-column-properties style:column-width="2.298cm" style:rel-column-width="10040*"/>
    </style:style>
    <style:style style:name="Tabela1.F" style:family="table-column">
      <style:table-column-properties style:column-width="2.699cm" style:rel-column-width="11792*"/>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style:vertical-align="middle" fo:padding="0.097cm" fo:border-left="0.05pt solid #000000" fo:border-right="none" fo:border-top="0.05pt solid #000000" fo:border-bottom="0.05pt solid #000000"/>
    </style:style>
    <style:style style:name="Tabela1.F1" style:family="table-cell">
      <style:table-cell-properties style:vertical-align="middle" fo:padding="0.097cm" fo:border="0.05pt solid #000000"/>
    </style:style>
    <style:style style:name="Tabela1.B2" style:family="table-cell">
      <style:table-cell-properties style:vertical-align="middle" fo:padding="0.097cm" fo:border-left="0.05pt solid #000000" fo:border-right="none" fo:border-top="none" fo:border-bottom="0.05pt solid #000000"/>
    </style:style>
    <style:style style:name="Tabela1.F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1cm" style:auto-text-indent="false"/>
    </style:style>
    <style:style style:name="P2" style:family="paragraph" style:parent-style-name="Text_20_body">
      <style:paragraph-properties fo:line-height="115%"/>
    </style:style>
    <style:style style:name="P3" style:family="paragraph" style:parent-style-name="Table_20_Contents">
      <style:paragraph-properties fo:text-align="center" style:justify-single-word="false"/>
      <style:text-properties fo:font-size="10pt" officeooo:rsid="002297d0" officeooo:paragraph-rsid="002297d0" style:font-size-asian="10pt" style:font-size-complex="10pt"/>
    </style:style>
    <style:style style:name="P4" style:family="paragraph" style:parent-style-name="Table_20_Contents">
      <style:paragraph-properties fo:text-align="center" style:justify-single-word="false"/>
      <style:text-properties fo:font-size="10pt" officeooo:rsid="0023689a" officeooo:paragraph-rsid="0023689a" style:font-size-asian="10pt" style:font-size-complex="10pt"/>
    </style:style>
    <style:style style:name="P5" style:family="paragraph" style:parent-style-name="Table_20_Contents">
      <style:paragraph-properties fo:text-align="center" style:justify-single-word="false"/>
      <style:text-properties fo:font-size="10pt" officeooo:rsid="0027ef8b" officeooo:paragraph-rsid="0027ef8b" style:font-size-asian="10pt" style:font-size-complex="10pt"/>
    </style:style>
    <style:style style:name="P6" style:family="paragraph" style:parent-style-name="Table_20_Contents">
      <style:paragraph-properties fo:text-align="center" style:justify-single-word="false"/>
      <style:text-properties fo:font-size="10pt" officeooo:rsid="002871e6" officeooo:paragraph-rsid="002871e6" style:font-size-asian="10pt" style:font-size-complex="10pt"/>
    </style:style>
    <style:style style:name="P7" style:family="paragraph" style:parent-style-name="Table_20_Contents">
      <style:paragraph-properties fo:text-align="center" style:justify-single-word="false"/>
      <style:text-properties fo:font-size="10pt" officeooo:rsid="002a10fb" officeooo:paragraph-rsid="002a10fb" style:font-size-asian="10pt" style:font-size-complex="10pt"/>
    </style:style>
    <style:style style:name="P8" style:family="paragraph" style:parent-style-name="Table_20_Contents">
      <style:paragraph-properties fo:text-align="center" style:justify-single-word="false"/>
      <style:text-properties fo:font-size="10pt" fo:font-weight="bold" officeooo:rsid="002297d0" officeooo:paragraph-rsid="002297d0" style:font-size-asian="10pt" style:font-weight-asian="bold" style:font-size-complex="10pt" style:font-weight-complex="bold"/>
    </style:style>
    <style:style style:name="P9" style:family="paragraph" style:parent-style-name="Table_20_Heading">
      <style:paragraph-properties fo:text-align="center" style:justify-single-word="false"/>
      <style:text-properties fo:font-size="10pt" style:font-size-asian="10pt" style:font-size-complex="10pt"/>
    </style:style>
    <style:style style:name="P10" style:family="paragraph" style:parent-style-name="Table_20_Heading">
      <style:paragraph-properties fo:text-align="center" style:justify-single-word="false"/>
      <style:text-properties fo:font-size="10pt" officeooo:rsid="002297d0" officeooo:paragraph-rsid="002297d0" style:font-size-asian="10pt" style:font-size-complex="10pt"/>
    </style:style>
    <style:style style:name="P11" style:family="paragraph" style:parent-style-name="Table_20_Heading">
      <style:paragraph-properties fo:text-align="center" style:justify-single-word="false"/>
      <style:text-properties fo:font-size="10pt" officeooo:rsid="0027ef8b" officeooo:paragraph-rsid="0027ef8b" style:font-size-asian="10pt" style:font-size-complex="10pt"/>
    </style:style>
    <style:style style:name="P12" style:family="paragraph" style:parent-style-name="Drawing">
      <style:paragraph-properties fo:break-before="page"/>
      <style:text-properties officeooo:paragraph-rsid="002ddb1a"/>
    </style:style>
    <style:style style:name="P13" style:family="paragraph" style:parent-style-name="Text_20_body" style:list-style-name="L1">
      <style:paragraph-properties fo:line-height="115%"/>
    </style:style>
    <style:style style:name="P14" style:family="paragraph" style:parent-style-name="Text_20_body">
      <style:text-properties officeooo:rsid="0043475b" officeooo:paragraph-rsid="0043475b"/>
    </style:style>
    <style:style style:name="P15" style:family="paragraph" style:parent-style-name="Heading_20_1">
      <style:paragraph-properties>
        <style:tab-stops>
          <style:tab-stop style:position="0.691cm"/>
          <style:tab-stop style:position="0.794cm"/>
        </style:tab-stops>
      </style:paragraph-properties>
    </style:style>
    <style:style style:name="P16" style:family="paragraph" style:parent-style-name="Heading_20_1">
      <style:paragraph-properties fo:break-before="page"/>
    </style:style>
    <style:style style:name="P17" style:family="paragraph" style:parent-style-name="Heading_20_2">
      <style:paragraph-properties fo:line-height="150%"/>
    </style:style>
    <style:style style:name="P18" style:family="paragraph" style:parent-style-name="Heading_20_2"/>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385374" style:font-style-asian="italic" style:font-style-complex="italic"/>
    </style:style>
    <style:style style:name="T7" style:family="text">
      <style:text-properties fo:font-style="italic" officeooo:rsid="003dbff1" style:font-style-asian="italic" style:font-style-complex="italic"/>
    </style:style>
    <style:style style:name="T8" style:family="text">
      <style:text-properties fo:font-weight="bold" style:font-weight-asian="bold" style:font-weight-complex="bold"/>
    </style:style>
    <style:style style:name="T9" style:family="text">
      <style:text-properties officeooo:rsid="00289b72"/>
    </style:style>
    <style:style style:name="T10" style:family="text">
      <style:text-properties officeooo:rsid="002afdef"/>
    </style:style>
    <style:style style:name="T11" style:family="text">
      <style:text-properties officeooo:rsid="002d711f"/>
    </style:style>
    <style:style style:name="T12" style:family="text">
      <style:text-properties officeooo:rsid="00385374"/>
    </style:style>
    <style:style style:name="T13" style:family="text">
      <style:text-properties fo:font-style="normal" style:font-style-asian="normal" style:font-style-complex="normal"/>
    </style:style>
    <style:style style:name="T14" style:family="text">
      <style:text-properties fo:font-style="normal" officeooo:rsid="0039e839" style:font-style-asian="normal" style:font-style-complex="normal"/>
    </style:style>
    <style:style style:name="T15" style:family="text">
      <style:text-properties fo:font-style="normal" officeooo:rsid="003dbff1" style:font-style-asian="normal" style:font-style-complex="normal"/>
    </style:style>
    <style:style style:name="T16" style:family="text">
      <style:text-properties fo:font-style="normal" officeooo:rsid="003e8c58" style:font-style-asian="normal" style:font-style-complex="normal"/>
    </style:style>
    <style:style style:name="T17" style:family="text">
      <style:text-properties fo:font-style="normal" officeooo:rsid="004041aa" style:font-style-asian="normal" style:font-style-complex="normal"/>
    </style:style>
    <style:style style:name="T18" style:family="text">
      <style:text-properties fo:font-style="normal" officeooo:rsid="00416c44" style:font-style-asian="normal" style:font-style-complex="normal"/>
    </style:style>
    <style:style style:name="T19" style:family="text">
      <style:text-properties fo:font-style="normal" officeooo:rsid="0043475b" style:font-style-asian="normal" style:font-style-complex="normal"/>
    </style:style>
    <style:style style:name="T20" style:family="text">
      <style:text-properties officeooo:rsid="0043475b"/>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Wstęp</text:h>
      <text:p text:style-name="Akapit">Informacja, jedna z najbardziej pożądanych rzeczy w współczesnego świata. Jednak wyrwana z kontekstu bądź też przedstawiona w nieodpowiedniej formie staje się w wielu przypadkach niezrozumiana bądź też całkowicie zignorowana. Forma jej przedstawiania na przestrzeni ostatnich lat uległa drastycznym przemianą, począwszy od drukowanych planszy a skończywszy na popularnej w obecnych czasach <text:span text:style-name="Domyślna_20_czcionka_20_akapitu"><text:span text:style-name="T2">prezentacji multimedialnej.</text:span></text:span> Jednak sama prezentacja to nie wszystko. W celu zainteresowania słuchacza przedstawianymi zagadnieniami konieczna staje się interakcja między prelegentem a słuchaczami. W wielu sytuacjach interakcja taka niesie za sobą konieczność 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 gdzie nieraz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e na rynku sprzętów RTV (<text:span text:style-name="Domyślna_20_czcionka_20_akapitu"><text:span text:style-name="T5">ang. Radio and TeleVision</text:span></text:span>) zdolnych do realizacji tego typu zadania.</text:p>
      <text:p text:style-name="P1">Most tego typu charakteryzować powinien się następującymi cechami:</text:p>
      <text:list xml:id="list3624234522587941940" text:style-name="L1">
        <text:list-item>
          <text:list>
            <text:list-item>
              <text:p text:style-name="P13">zapewniać komunikacje z urządzeniem prezentującym dane przy pomocy interfejsu HDMI (<text:span text:style-name="Domyślna_20_czcionka_20_akapitu"><text:span text:style-name="T5">ang. High Definition Multimedia Interface</text:span></text:span>)</text:p>
            </text:list-item>
            <text:list-item>
              <text:p text:style-name="P13">umożliwiać bezprzewodową kontrolę prezentacji</text:p>
            </text:list-item>
            <text:list-item>
              <text:p text:style-name="P13">wspierać wiele platform sprzętowych pracujących pod kontrolą różnych systemów operacyjnych</text:p>
            </text:list-item>
          </text:list>
        </text:list-item>
      </text:list>
      <text:p text:style-name="P2"/>
      <text:p text:style-name="Akapit"><text:span text:style-name="Domyślna_20_czcionka_20_akapitu"><text:span text:style-name="T8">Celem pracy jest zbudowanie bezprzewodowego menadżera prezentacji. Urządzenie to powinno charakteryzować się małymi wymiarami, prostotą budowy </text:span></text:span><text:span text:style-name="Domyślna_20_czcionka_20_akapitu"><text:span text:style-name="T3">– od strony sprzętu</text:span></text:span><text:span text:style-name="Domyślna_20_czcionka_20_akapitu"><text:span text:style-name="T8"> oraz zapewnić możliwość bezprzewodowej kontroli z poziomu uprzednio przygotowanych aplikacji </text:span></text:span><text:span text:style-name="Domyślna_20_czcionka_20_akapitu"><text:span text:style-name="T3">pracujących pod kontrolą różnych systemów operacyjnych.</text:span></text:span></text:p>
      <text:p text:style-name="Text_20_body"><text:tab/></text:p>
      <text:p text:style-name="Akapit">Praca składa się z <text:span text:style-name="Domyślna_20_czcionka_20_akapitu"><text:span text:style-name="T3">N</text:span></text:span> rozdziałów przedstawiających charakterystykę porównawczą <text:soft-page-break/>rozwiązań obecnie dostępnych na rynku jak również opis autorskiego rozwiązania układowego. <text:span text:style-name="Domyślna_20_czcionka_20_akapitu"><text:span text:style-name="T3">Drugi rozdział zawiera ….</text:span></text:span></text:p>
      <text:h text:style-name="P16" text:outline-level="1">2. Dostępne rozwiązania komercyjne</text:h>
      <text:p text:style-name="Akapit">Coraz dynamiczniejszy rozwój technologii spowodował, 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przez co nie każde sprosta wymaganiom stawianym przez użytkownika.</text:p>
      <text:h text:style-name="Heading_20_2" text:outline-level="2">2.1 wePresent</text:h>
      <text:p text:style-name="Akapit">Urządzenie wePresent firmy AWIND jest produktem pozwalającym na współdzielenie prezentacji w obrębie 64 niezależnych użytkowników. Ideą projektu jest prezentacja, na urządzeniu wyposażonym w wejściowy interfejs HDMI, treści przeglądanej na urządzeniu przenośnym.</text:p>
      <text:p text:style-name="Akapit">Po uruchomieniu menadżera prezentacji, rozpoczyna on pracę w trybie <text:s/>punktu wielodostępu (ang. <text:span text:style-name="Domyślna_20_czcionka_20_akapitu"><text:span text:style-name="T5">access point</text:span></text:span>) rozgłaszając swój identyfikator SSID (ang. <text:span text:style-name="Domyślna_20_czcionka_20_akapitu"><text:span text:style-name="T5">service set identifier</text:span></text:span>) w obrębie pasma ISM (ang. <text:span text:style-name="T5">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5">master</text:span></text:span>, pozostali użytkownicy, jak również ekran główny pracują w trybie <text:span text:style-name="Domyślna_20_czcionka_20_akapitu"><text:span text:style-name="T5">slave</text:span></text:span>. Rozwiązanie takie zapewnia kontrole nad prezentacją wyłącznie prelegentowi, jednak ten może nadać uprawnienia również innym uczestnikom prezentacji. Pod szeroko rozumianą nazwą użytkownika kryje się każde urządzenie pracujące w oparciu o system operacyjny Windows, OS X (dawniej Mac Os), iOS oraz Android wyposażone w interfejs sieci bezprzewodowej WiFi, pracującej w standardzie 802.11b/g/n oraz posiadające odpowiednie oprogramowanie firmy AWIND.</text:p>
      <text:p text:style-name="Akapit">Poza podstawową funkcjonalnością jaką jest odtwarzanie prezentacji <text:soft-page-break/>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5">white board</text:span></text:span>), pozwalającej na korzystanie z ekranu jak tablicy multimedialnej.</text:p>
      <text:h text:style-name="Heading_20_2" text:outline-level="2">2.2 WiDi</text:h>
      <text:p text:style-name="Akapit">Standard WiDi (ang. <text:span text:style-name="Domyślna_20_czcionka_20_akapitu"><text:span text:style-name="T5">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5">full HD</text:span></text:span>. Protokół komunikacyjny bazuje na sieci pracującej w standardzie 802.11[xxx]. Zastosowano w nim architekturę klient-serwer[<text:span text:style-name="T9">obrazek?</text:span>],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17" text:outline-level="2">2.3 Porównanie rozwiązań</text:h>
      <text:p text:style-name="Akapit">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 </text:p>
      <text:p text:style-name="P12">Tabela 1. Porównanie AWIN wePresent z Intel WiD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table-cell table:style-name="Tabela1.A1" office:value-type="string">
              <text:p text:style-name="P9"/>
            </table:table-cell>
            <table:table-cell table:style-name="Tabela1.B1" office:value-type="string">
              <text:p text:style-name="P10">System operacyjny</text:p>
            </table:table-cell>
            <table:table-cell table:style-name="Tabela1.B1" office:value-type="string">
              <text:p text:style-name="P10">Zewnętrzne wyposażenie</text:p>
            </table:table-cell>
            <table:table-cell table:style-name="Tabela1.B1" office:value-type="string">
              <text:p text:style-name="P10">Kanał komunikacyjny</text:p>
            </table:table-cell>
            <table:table-cell table:style-name="Tabela1.B1" office:value-type="string">
              <text:p text:style-name="P10">Dodatkowe możliwości</text:p>
            </table:table-cell>
            <table:table-cell table:style-name="Tabela1.F1" office:value-type="string">
              <text:p text:style-name="P11">Licencja</text:p>
            </table:table-cell>
          </table:table-row>
        </table:table-header-rows>
        <table:table-row>
          <table:table-cell table:style-name="Tabela1.B1" office:value-type="string">
            <text:p text:style-name="P8">wePresent</text:p>
          </table:table-cell>
          <table:table-cell table:style-name="Tabela1.B2" office:value-type="string">
            <text:p text:style-name="P3">Windows, Linux, OS X</text:p>
          </table:table-cell>
          <table:table-cell table:style-name="Tabela1.B2" office:value-type="string">
            <text:p text:style-name="P7">Tak</text:p>
          </table:table-cell>
          <table:table-cell table:style-name="Tabela1.B2" office:value-type="string">
            <text:p text:style-name="P3">802.11<text:span text:style-name="T10">b/g/n</text:span></text:p>
          </table:table-cell>
          <table:table-cell table:style-name="Tabela1.B2" office:value-type="string">
            <text:p text:style-name="P5">Przesyłanie plików</text:p>
          </table:table-cell>
          <table:table-cell table:style-name="Tabela1.F2" office:value-type="string">
            <text:p text:style-name="P6">Komercyjna</text:p>
          </table:table-cell>
        </table:table-row>
        <table:table-row>
          <table:table-cell table:style-name="Tabela1.B2" office:value-type="string">
            <text:p text:style-name="P8">WiDi</text:p>
          </table:table-cell>
          <table:table-cell table:style-name="Tabela1.B2" office:value-type="string">
            <text:p text:style-name="P3">Windows</text:p>
          </table:table-cell>
          <table:table-cell table:style-name="Tabela1.B2" office:value-type="string">
            <text:p text:style-name="P7">Nie wymagane</text:p>
          </table:table-cell>
          <table:table-cell table:style-name="Tabela1.B2" office:value-type="string">
            <text:p text:style-name="P4">802.11<text:span text:style-name="T10">b/g/n</text:span></text:p>
          </table:table-cell>
          <table:table-cell table:style-name="Tabela1.B2" office:value-type="string">
            <text:p text:style-name="P3">Brak</text:p>
          </table:table-cell>
          <table:table-cell table:style-name="Tabela1.F2" office:value-type="string">
            <text:p text:style-name="P6">Komercyjna, <text:span text:style-name="T11">Demonstracyjna</text:span></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integralną strukturę rozwiązania, prowadząc do zmniejszenia zainteresowania społeczności akademickiej jak również zwolenników otwartego oprogramowania (ang. <text:span text:style-name="Domyślna_20_czcionka_20_akapitu"><text:span text:style-name="T4">Open Source Society</text:span></text:span>) a tym samym spadek popularności samego produktu. <text:s/></text:p>
      <text:p text:style-name="Akapit"/>
      <text:h text:style-name="P15" text:outline-level="1">3. Koncepcja budowy bezprzewodowego menadżera <text:tab/>prezentacji</text:h>
      <text:p text:style-name="Akapit">Współczesny poziom rozwoju <text:span text:style-name="T1">technologicznego</text:span> pozwala <text:span text:style-name="T12">na wykorzystywanie zaawansowanych rozwiązań układowych nawet w najprostszych projektach urządzeń. Przykładem takich rozwiązań układowych są bardzo popularne w ostatnich czasach mikrokomputery jednoukładowe (ang. </text:span><text:span text:style-name="T6">Single-Board Microcomputers</text:span><text:span text:style-name="T12">), które dzięki relatywnie niskiej cenie a tym samym bardzo dużych możliwościch sprzętowych podbijają rynek systemów wbudowanych (ang. </text:span><text:span text:style-name="T6">embedded systems</text:span><text:span text:style-name="T14">). </text:span><text:span text:style-name="T15">Układy takie pozwalają na prace zarówno pod kontrolą systemu operacyjnego jak również w trybie </text:span><text:span text:style-name="T7">bare-metal</text:span><text:span text:style-name="T15">, polegającym na kontroli układów peryferyjnych z poziomi głównego programu. </text:span><text:span text:style-name="T16">W większości przypadków program pisany jest</text:span><text:span text:style-name="T15"> w języku wyższego poziomu jakim jest C/C++,</text:span><text:span text:style-name="T17"> który kolejno w procesie kompilacji zostaje przetłumaczony na język maszynowy.</text:span><text:span text:style-name="T15"> </text:span><text:span text:style-name="T17">Istnieją jednak p</text:span><text:span text:style-name="T16">rzypadk</text:span><text:span text:style-name="T17">i, w których determinizm czasowy odgrywa kluczową rolę działającego systemu, co prowadzi do konieczności </text:span><text:span text:style-name="T18">pisania</text:span><text:span text:style-name="T17"> kodu źródłowego </text:span><text:span text:style-name="T18">programu</text:span><text:span text:style-name="T17"> w niskopoziomowym języku Assembler, </text:span><text:span text:style-name="T18">w którym to jednemu poleceniu odpowiada jedna instrukcja maszynowa.</text:span></text:p>
      <text:h text:style-name="Heading_20_2" text:outline-level="2"><text:soft-page-break/>3.1 Dobór platformy sprzętowej</text:h>
      <text:p text:style-name="Akapit">adfadf</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1-18T23:01:16.066000000</dc:date>
    <meta:editing-cycles>133</meta:editing-cycles>
    <meta:editing-duration>PT10H4M43S</meta:editing-duration>
    <meta:document-statistic meta:table-count="1" meta:image-count="0" meta:object-count="0" meta:page-count="6" meta:paragraph-count="46" meta:word-count="1134" meta:character-count="9166" meta:non-whitespace-character-count="8070"/>
    <meta:template xlink:type="simple" xlink:actuate="onRequest" xlink:title="" xlink:href="Normal.dotm"/>
  </office:meta>
</office:document-meta>
</file>